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FF00000300722169B9A6BC169D.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434343"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4" style:family="paragraph">
      <loext:graphic-properties draw:fill="solid" draw:fill-color="#434343"/>
      <style:paragraph-properties fo:text-align="start" style:font-independent-line-spacing="true"/>
      <style:text-properties fo:font-size="14pt"/>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2" style:family="text">
      <style:text-properties fo:font-variant="normal" fo:text-transform="none" fo:color="#ffe599"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e599"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4" style:family="text">
      <style:text-properties fo:font-variant="normal" fo:text-transform="none" fo:color="#2a399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5"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43434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569cd6"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8" style:family="text">
      <style:text-properties fo:font-variant="normal" fo:text-transform="none" fo:color="#d4d4d4"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9" style:family="text">
      <style:text-properties fo:font-variant="normal" fo:text-transform="none" fo:color="#dcdcaa"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0" style:family="text">
      <style:text-properties fo:font-variant="normal" fo:text-transform="none" fo:color="#9cdcfe"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1" style:family="text">
      <style:text-properties fo:font-variant="normal" fo:text-transform="none" fo:color="#6a9955"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3" style:family="text">
      <style:text-properties fo:font-variant="normal" fo:text-transform="none" fo:color="#2a399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4" style:family="text">
      <style:text-properties fo:font-variant="normal" fo:text-transform="none" fo:color="#4a86e8"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5" style:family="text">
      <style:text-properties fo:font-variant="normal" fo:text-transform="none" fo:color="#80808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6" style:family="text">
      <style:text-properties fo:font-variant="normal" fo:text-transform="none" fo:color="#f8f8f2"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7" style:family="text">
      <style:text-properties fo:font-variant="normal" fo:text-transform="none" fo:color="#f92672"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8" style:family="text">
      <style:text-properties fo:font-variant="normal" fo:text-transform="none" fo:color="#a6e22e"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fo:font-variant="normal" fo:text-transform="none" fo:color="#e6db74"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0" style:family="text">
      <style:text-properties fo:font-variant="normal" fo:text-transform="none" fo:color="#ce9178"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1" style:family="text">
      <style:text-properties fo:font-variant="normal" fo:text-transform="none" fo:color="#b5cea8"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2" style:family="text">
      <style:text-properties fo:font-variant="normal" fo:text-transform="none" fo:color="#4a86e8"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23"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24" style:family="text">
      <style:text-properties fo:font-variant="normal" fo:text-transform="none" fo:color="#c586c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6" style:family="text">
      <style:text-properties fo:font-variant="normal" fo:text-transform="none" fo:color="#434343" style:text-line-through-style="none" style:text-line-through-type="none" style:text-position="0% 100%" style:font-name="Roboto" fo:font-size="15pt" fo:letter-spacing="normal" fo:font-style="normal" style:text-underline-style="none" fo:font-weight="bold" style:font-name-asian="Roboto" style:font-size-asian="15pt" style:font-style-asian="normal" style:font-weight-asian="bold" style:font-name-complex="Roboto" style:font-size-complex="15pt" style:font-style-complex="normal" style:font-weight-complex="bold"/>
    </style:style>
    <style:style style:name="T27" style:family="text">
      <style:text-properties fo:font-variant="normal" fo:text-transform="none" fo:color="#4ec9b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29" style:family="text">
      <style:text-properties fo:font-variant="normal" fo:text-transform="none" fo:color="#f06292"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659cm" text:min-label-width="0.881cm"/>
        <style:text-properties style:font-name="Roboto"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659cm" text:min-label-width="0.881cm"/>
        <style:text-properties style:font-name="Roboto"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71cm" text:min-label-width="0.899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2.838cm" svg:height="2.329cm" svg:x="1.661cm" svg:y="4.931cm" presentation:class="title" presentation:user-transformed="true">
          <draw:text-box>
            <text:p text:style-name="P1"><text:span text:style-name="T1">TEMA 3. Funciones</text:span></text:p>
          </draw:text-box>
        </draw:frame>
        <draw:frame draw:name="Google Shape;87;p13" presentation:style-name="pr2" draw:text-style-name="P3" draw:layer="layout" svg:width="22.838cm" svg:height="1.202cm" svg:x="1.172cm" svg:y="10.756cm" presentation:class="subtitle" presentation:user-transformed="true">
          <draw:text-box>
            <text:p text:style-name="P1"><text:span text:style-name="T2">Desarrollo Web en Entorno Cliente.</text:span></text:p>
            <text:p text:style-name="P1"><text:span text:style-name="T3"/></text:p>
            <text:p text:style-name="P1"><text:span text:style-name="T3">Profesor: Juan José Gallego García</text:span></text:p>
            <text:p text:style-name="P1"><text:span text:style-name="T3"/></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Índice :" draw:style-name="dp3" draw:master-page-name="TITLE_5f_AND_5f_BODY" presentation:presentation-page-layout-name="AL2T1">
        <draw:frame draw:name="Google Shape;92;p14" presentation:style-name="pr4" draw:text-style-name="P5" draw:layer="layout" svg:width="23.667cm" svg:height="1.687cm" svg:x="0.866cm" svg:y="1.139cm" presentation:class="title" presentation:user-transformed="true">
          <draw:text-box>
            <text:p text:style-name="P1"><text:span text:style-name="T4">Índice :</text:span></text:p>
          </draw:text-box>
        </draw:frame>
        <draw:frame draw:name="Google Shape;93;p14" presentation:style-name="pr5" draw:text-style-name="P10" draw:layer="layout" svg:width="23.667cm" svg:height="9.274cm" svg:x="0.866cm" svg:y="2.963cm" presentation:class="outline" presentation:user-transformed="true">
          <draw:text-box>
            <text:list text:style-name="L4">
              <text:list-item>
                <text:p text:style-name="P6"><text:span text:style-name="T5">Funciones definidas por el usuario.</text:span></text:p>
              </text:list-item>
            </text:list>
            <text:list text:style-name="L5">
              <text:list-item>
                <text:list>
                  <text:list-item>
                    <text:p text:style-name="P6"><text:span text:style-name="T6">Definición de una función.</text:span></text:p>
                  </text:list-item>
                  <text:list-item>
                    <text:p text:style-name="P6"><text:span text:style-name="T6">Definición de función como una expresión.</text:span></text:p>
                  </text:list-item>
                  <text:list-item>
                    <text:p text:style-name="P6"><text:span text:style-name="T6">Función autoinvocada.</text:span></text:p>
                  </text:list-item>
                  <text:list-item>
                    <text:p text:style-name="P6"><text:span text:style-name="T6">Definición de función con constructor. Function</text:span></text:p>
                  </text:list-item>
                  <text:list-item>
                    <text:p text:style-name="P6"><text:span text:style-name="T6">Funciones flecha (arrow).</text:span></text:p>
                  </text:list-item>
                  <text:list-item>
                    <text:p text:style-name="P6"><text:span text:style-name="T6">Parámetros de una función.</text:span></text:p>
                  </text:list-item>
                  <text:list-item>
                    <text:p text:style-name="P6"><text:span text:style-name="T6">Paso por valor y paso por referencia.</text:span></text:p>
                  </text:list-item>
                  <text:list-item>
                    <text:p text:style-name="P7"><text:span text:style-name="T6">Ámbito o alcance de las variables.</text:span></text:p>
                  </text:list-item>
                  <text:list-item>
                    <text:p text:style-name="P7"><text:span text:style-name="T6">Función cierre (closure).</text:span></text:p>
                  </text:list-item>
                </text:list>
              </text:list-item>
            </text:list>
            <text:p text:style-name="P8"><text:span text:style-name="T5"/></text:p>
            <text:list text:continue-numbering="true" text:style-name="L5">
              <text:list-item>
                <text:p text:style-name="P9"><text:span text:style-name="T5">Bibliografía.</text:span></text:p>
              </text:list-item>
            </text:list>
          </draw:text-box>
        </draw:frame>
        <presentation:notes draw:style-name="dp2">
          <draw:page-thumbnail draw:name="Google Shape;89;g601bf07c57_0_0:notes" draw:style-name="gr1" draw:layer="layout" svg:width="16.932cm" svg:height="9.524cm" svg:x="1.059cm" svg:y="1.905cm" draw:page-number="2" presentation:class="page"/>
          <draw:frame draw:name="Google Shape;90;g601bf07c57_0_0:notes" presentation:style-name="pr6" draw:text-style-name="P4" draw:layer="layout" svg:width="15.239cm" svg:height="11.429cm" svg:x="1.905cm" svg:y="12.065cm" presentation:class="notes" presentation:placeholder="true" presentation:user-transformed="true">
            <draw:text-box/>
          </draw:frame>
        </presentation:notes>
      </draw:page>
      <draw:page draw:name="Definición de una función." draw:style-name="dp3" draw:master-page-name="TITLE_5f_AND_5f_BODY" presentation:presentation-page-layout-name="AL2T1">
        <draw:frame draw:name="Google Shape;98;p15" presentation:style-name="pr4" draw:text-style-name="P5" draw:layer="layout" svg:width="23.667cm" svg:height="1.687cm" svg:x="0.866cm" svg:y="0.927cm" presentation:class="title" presentation:user-transformed="true">
          <draw:text-box>
            <text:p text:style-name="P1"><text:span text:style-name="T4">Funciones definidas por el usuario.</text:span></text:p>
          </draw:text-box>
        </draw:frame>
        <draw:frame draw:name="Google Shape;99;p15" presentation:style-name="pr5" draw:text-style-name="P10" draw:layer="layout" svg:width="23.667cm" svg:height="9.274cm" svg:x="0.866cm" svg:y="3.416cm" presentation:class="outline" presentation:user-transformed="true">
          <draw:text-box>
            <text:p text:style-name="P9"><text:span text:style-name="T5">Las funciones son bloques <text:s/>de código que al ejecutarse, realizan una determinada tarea. Una función ejecuta su código definido cuando es invocada o llamada, ya sea por algún evento, por código o autoinvocada.</text:span></text:p>
            <text:p text:style-name="P11"><text:span text:style-name="T5">En JS existen varias formas de definir una función pero la sintaxis básica es la siguiente :</text:span></text:p>
            <text:p text:style-name="P12"><text:span text:style-name="T5"/></text:p>
          </draw:text-box>
        </draw:frame>
        <draw:custom-shape draw:name="Google Shape;100;p15" draw:style-name="gr2" draw:text-style-name="P14" draw:layer="layout" svg:width="12.64cm" svg:height="2.559cm" svg:x="4.726cm" svg:y="7.885cm">
          <text:p text:style-name="P13"><text:span text:style-name="T7">function</text:span><text:span text:style-name="T8"> </text:span><text:span text:style-name="T9">nombreFuncion</text:span><text:span text:style-name="T8"> (</text:span><text:span text:style-name="T10">parametro1</text:span><text:span text:style-name="T8">, </text:span><text:span text:style-name="T10">parametro2 ,</text:span><text:span text:style-name="T8"> ...) {</text:span></text:p>
          <text:p text:style-name="P13"><text:span text:style-name="T8"><text:s text:c="2"/></text:span><text:span text:style-name="T11">// código a ejecutar</text:span></text:p>
          <text:p text:style-name="P13"><text:span text:style-name="T8">}</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5" draw:style-name="gr2" draw:text-style-name="P14" draw:layer="layout" svg:width="12.64cm" svg:height="2.284cm" svg:x="4.759cm" svg:y="10.997cm">
          <text:p text:style-name="P13"><text:span text:style-name="T11">// Llamada a la función …</text:span></text:p>
          <text:p text:style-name="P13"><text:span text:style-name="T9"><text:s/></text:span><text:span text:style-name="T9">nombreFuncion (valor1 , valor2 ,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15" presentation:style-name="pr4" draw:text-style-name="P5" draw:layer="layout" svg:width="23.667cm" svg:height="1.687cm" svg:x="0.866cm" svg:y="2.197cm" presentation:class="title" presentation:user-transformed="true">
          <draw:text-box>
            <text:p text:style-name="P1"><text:span text:style-name="T13">Definición de una función.</text:span></text:p>
          </draw:text-box>
        </draw:frame>
        <presentation:notes draw:style-name="dp2">
          <draw:page-thumbnail draw:name="Google Shape;95;g617a654a93_1_0:notes" draw:style-name="gr1" draw:layer="layout" svg:width="16.932cm" svg:height="9.524cm" svg:x="1.059cm" svg:y="1.905cm" draw:page-number="3" presentation:class="page"/>
          <draw:frame draw:name="Google Shape;96;g617a654a93_1_0:notes" presentation:style-name="pr7"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107;p16" presentation:style-name="pr5" draw:text-style-name="P10" draw:layer="layout" svg:width="23.667cm" svg:height="12.125cm" svg:x="0.866cm" svg:y="0.566cm" presentation:class="outline" presentation:user-transformed="true">
          <draw:text-box>
            <text:p text:style-name="P9"><text:span text:style-name="T14">Ejemplo :</text:span></text:p>
            <text:p text:style-name="P12"><text:span text:style-name="T14"/></text:p>
          </draw:text-box>
        </draw:frame>
        <draw:custom-shape draw:name="Google Shape;108;p16" draw:style-name="gr2" draw:text-style-name="P14" draw:layer="layout" svg:width="13.959cm" svg:height="11.826cm" svg:x="9.674cm" svg:y="0.556cm">
          <text:p text:style-name="P13"><text:span text:style-name="T15">&lt;!</text:span><text:span text:style-name="T7">DOCTYPE</text:span><text:span text:style-name="T8"> </text:span><text:span text:style-name="T10">html</text:span><text:span text:style-name="T15">&gt;</text:span></text:p>
          <text:p text:style-name="P13"><text:span text:style-name="T15">&lt;</text:span><text:span text:style-name="T7">html</text:span><text:span text:style-name="T15">&gt;</text:span></text:p>
          <text:p text:style-name="P13"><text:span text:style-name="T15">&lt;</text:span><text:span text:style-name="T7">head</text:span><text:span text:style-name="T15">&gt;</text:span></text:p>
          <text:p text:style-name="P13"><text:span text:style-name="T15"><text:s text:c="4"/></text:span><text:span text:style-name="T16">&lt;</text:span><text:span text:style-name="T17">meta </text:span><text:span text:style-name="T18">charset</text:span><text:span text:style-name="T16">="</text:span><text:span text:style-name="T19">utf-8</text:span><text:span text:style-name="T16">"&gt;</text:span></text:p>
          <text:p text:style-name="P13"><text:span text:style-name="T8"><text:s text:c="4"/></text:span><text:span text:style-name="T15">&lt;</text:span><text:span text:style-name="T7">script</text:span><text:span text:style-name="T15">&gt;</text:span></text:p>
          <text:p text:style-name="P13"><text:span text:style-name="T8"><text:s text:c="8"/></text:span><text:span text:style-name="T7">function</text:span><text:span text:style-name="T8"> </text:span><text:span text:style-name="T9">nombreFuncion</text:span><text:span text:style-name="T8"> (</text:span><text:span text:style-name="T10">parametro1</text:span><text:span text:style-name="T8">, </text:span><text:span text:style-name="T10">parametro2</text:span><text:span text:style-name="T8">) {</text:span></text:p>
          <text:p text:style-name="P13"><text:span text:style-name="T8"><text:s text:c="10"/></text:span><text:span text:style-name="T11">// código a ejecutar;</text:span></text:p>
          <text:p text:style-name="P13"><text:span text:style-name="T8"><text:s text:c="10"/></text:span><text:span text:style-name="T7">var</text:span><text:span text:style-name="T8"> </text:span><text:span text:style-name="T10">suma</text:span><text:span text:style-name="T8"> = </text:span><text:span text:style-name="T10">parametro1</text:span><text:span text:style-name="T8"> + </text:span><text:span text:style-name="T10">parametro2</text:span><text:span text:style-name="T8">;</text:span></text:p>
          <text:p text:style-name="P13"><text:span text:style-name="T8"><text:s text:c="10"/></text:span><text:span text:style-name="T9">alert</text:span><text:span text:style-name="T8"> (</text:span><text:span text:style-name="T20">" La suma es = "</text:span><text:span text:style-name="T8"> + </text:span><text:span text:style-name="T10">suma</text:span><text:span text:style-name="T8">);</text:span></text:p>
          <text:p text:style-name="P13"><text:span text:style-name="T8"><text:s text:c="8"/></text:span><text:span text:style-name="T8">}</text:span></text:p>
          <text:p text:style-name="P13"><text:span text:style-name="T8"><text:s text:c="8"/></text:span><text:span text:style-name="T9">nombreFuncion</text:span><text:span text:style-name="T8">(</text:span><text:span text:style-name="T21">5</text:span><text:span text:style-name="T8">,</text:span><text:span text:style-name="T21">10</text:span><text:span text:style-name="T8">);</text:span></text:p>
          <text:p text:style-name="P13"><text:span text:style-name="T8"><text:tab/></text:span><text:span text:style-name="T8"> <text:s/></text:span><text:span text:style-name="T9">alert(nombreFuncion)</text:span><text:span text:style-name="T8">; </text:span><text:span text:style-name="T11">// Devuelve expresión</text:span></text:p>
          <text:p text:style-name="P13"><text:span text:style-name="T8"><text:s text:c="8"/></text:span><text:span text:style-name="T15">&lt;/</text:span><text:span text:style-name="T7">script</text:span><text:span text:style-name="T15">&gt;</text:span></text:p>
          <text:p text:style-name="P13"><text:span text:style-name="T15">&lt;/</text:span><text:span text:style-name="T7">head</text:span><text:span text:style-name="T15">&gt;</text:span></text:p>
          <text:p text:style-name="P13"><text:span text:style-name="T15">&lt;</text:span><text:span text:style-name="T7">body</text:span><text:span text:style-name="T15">&gt;</text:span></text:p>
          <text:p text:style-name="P13"><text:span text:style-name="T15">&lt;</text:span><text:span text:style-name="T7">button</text:span><text:span text:style-name="T8"> </text:span><text:span text:style-name="T10">onclick</text:span><text:span text:style-name="T8">=</text:span><text:span text:style-name="T20">"</text:span><text:span text:style-name="T9">nombreFuncion</text:span><text:span text:style-name="T20">(</text:span><text:span text:style-name="T21">3</text:span><text:span text:style-name="T20">,</text:span><text:span text:style-name="T21">4</text:span><text:span text:style-name="T20">)"</text:span><text:span text:style-name="T15">&gt;</text:span><text:span text:style-name="T8">Click</text:span><text:span text:style-name="T15">&lt;/</text:span><text:span text:style-name="T7">button</text:span><text:span text:style-name="T15">&gt;</text:span></text:p>
          <text:p text:style-name="P13"><text:span text:style-name="T8"/></text:p>
          <text:p text:style-name="P13"><text:span text:style-name="T15">&lt;/</text:span><text:span text:style-name="T7">body</text:span><text:span text:style-name="T15">&gt;</text:span></text:p>
          <text:p text:style-name="P13"><text:span text:style-name="T15">&lt;/</text:span><text:span text:style-name="T7">html</text:span><text:span text:style-name="T15">&gt;</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6" draw:style-name="gr3" draw:text-style-name="P15" draw:layer="layout" svg:width="8.086cm" svg:height="6.949cm" svg:x="1.28cm" svg:y="2.668cm">
          <text:p text:style-name="P1"><text:span text:style-name="T12">La primera llamada a la función se da cuando se ejecuta el script, posteriormente podemos invocarla de nuevo pulsando el botón.</text:span></text:p>
          <text:p text:style-name="P1"><text:span text:style-name="T12">Si invocamos una función sin los paréntesis nos devuelve la expresión de la fun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617a654a93_1_12:notes" draw:style-name="gr1" draw:layer="layout" svg:width="16.932cm" svg:height="9.524cm" svg:x="1.059cm" svg:y="1.905cm" draw:page-number="4" presentation:class="page"/>
          <draw:frame draw:name="Google Shape;105;g617a654a93_1_12:notes" presentation:style-name="pr8"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draw:frame draw:name="Google Shape;114;p17" presentation:style-name="pr5" draw:text-style-name="P10" draw:layer="layout" svg:width="23.667cm" svg:height="11.947cm" svg:x="0.866cm" svg:y="0.744cm" presentation:class="outline" presentation:user-transformed="true">
          <draw:text-box>
            <text:p text:style-name="P16"><text:span text:style-name="T5">Podemos hacer que la función retorne un valor para asignarlo a una variable (p.e.) mediante <text:s/>la palabra clave </text:span><text:span text:style-name="T22">return . </text:span><text:span text:style-name="T5">Al usar </text:span><text:span text:style-name="T23">return</text:span><text:span text:style-name="T5"> se saldrá de dicha función.</text:span></text:p>
          </draw:text-box>
        </draw:frame>
        <draw:custom-shape draw:name="Google Shape;115;p17" draw:style-name="gr2" draw:text-style-name="P14" draw:layer="layout" svg:width="14.585cm" svg:height="10.064cm" svg:x="3.755cm" svg:y="2.947cm">
          <text:p text:style-name="P13"><text:span text:style-name="T15">&lt;!</text:span><text:span text:style-name="T7">DOCTYPE</text:span><text:span text:style-name="T8"> </text:span><text:span text:style-name="T10">html</text:span><text:span text:style-name="T15">&gt;</text:span></text:p>
          <text:p text:style-name="P13"><text:span text:style-name="T15">&lt;</text:span><text:span text:style-name="T7">html</text:span><text:span text:style-name="T15">&gt;</text:span></text:p>
          <text:p text:style-name="P13"><text:span text:style-name="T15">&lt;</text:span><text:span text:style-name="T7">head</text:span><text:span text:style-name="T15">&gt;</text:span></text:p>
          <text:p text:style-name="P13"><text:span text:style-name="T8"><text:s text:c="4"/></text:span><text:span text:style-name="T15">&lt;</text:span><text:span text:style-name="T7">script</text:span><text:span text:style-name="T15">&gt;</text:span></text:p>
          <text:p text:style-name="P13"><text:span text:style-name="T8"><text:s text:c="8"/></text:span><text:span text:style-name="T7">function</text:span><text:span text:style-name="T8"> </text:span><text:span text:style-name="T9">nombreFuncion</text:span><text:span text:style-name="T8"> (</text:span><text:span text:style-name="T10">parametro1</text:span><text:span text:style-name="T8">, </text:span><text:span text:style-name="T10">parametro2</text:span><text:span text:style-name="T8">) {</text:span></text:p>
          <text:p text:style-name="P13"><text:span text:style-name="T8"><text:s text:c="10"/></text:span><text:span text:style-name="T11">// código a ejecutar;</text:span></text:p>
          <text:p text:style-name="P13"><text:span text:style-name="T8"><text:s text:c="10"/></text:span><text:span text:style-name="T7">var</text:span><text:span text:style-name="T8"> </text:span><text:span text:style-name="T10">suma</text:span><text:span text:style-name="T8"> = </text:span><text:span text:style-name="T10">parametro1</text:span><text:span text:style-name="T8"> + </text:span><text:span text:style-name="T10">parametro2</text:span><text:span text:style-name="T8">;</text:span></text:p>
          <text:p text:style-name="P13"><text:span text:style-name="T8"><text:s text:c="10"/></text:span><text:span text:style-name="T24">return</text:span><text:span text:style-name="T8"> </text:span><text:span text:style-name="T10">suma</text:span><text:span text:style-name="T8">;</text:span></text:p>
          <text:p text:style-name="P13"><text:span text:style-name="T8"><text:s text:c="8"/></text:span><text:span text:style-name="T8">}</text:span></text:p>
          <text:p text:style-name="P13"><text:span text:style-name="T8"><text:s text:c="8"/></text:span><text:span text:style-name="T7">var</text:span><text:span text:style-name="T8"> </text:span><text:span text:style-name="T10">x </text:span><text:span text:style-name="T8">= </text:span><text:span text:style-name="T9">nombreFuncion</text:span><text:span text:style-name="T8">(</text:span><text:span text:style-name="T21">5</text:span><text:span text:style-name="T8">,</text:span><text:span text:style-name="T21">10</text:span><text:span text:style-name="T8">);</text:span></text:p>
          <text:p text:style-name="P13"><text:span text:style-name="T8"><text:s text:c="8"/></text:span><text:span text:style-name="T9">alert</text:span><text:span text:style-name="T8"> (</text:span><text:span text:style-name="T20">"Suma ="</text:span><text:span text:style-name="T8"> + </text:span><text:span text:style-name="T10">x</text:span><text:span text:style-name="T8">);</text:span></text:p>
          <text:p text:style-name="P13"><text:span text:style-name="T8"><text:s text:c="8"/></text:span><text:span text:style-name="T15">&lt;/</text:span><text:span text:style-name="T7">script</text:span><text:span text:style-name="T15">&gt;</text:span></text:p>
          <text:p text:style-name="P13"><text:span text:style-name="T15">&lt;/</text:span><text:span text:style-name="T7">head</text:span><text:span text:style-name="T15">&gt;</text:span></text:p>
          <text:p text:style-name="P13"><text:span text:style-name="T15">&lt;</text:span><text:span text:style-name="T7">body</text:span><text:span text:style-name="T15">&gt;</text:span></text:p>
          <text:p text:style-name="P13"><text:span text:style-name="T15">&lt;/</text:span><text:span text:style-name="T7">body</text:span><text:span text:style-name="T15">&gt;</text:span></text:p>
          <text:p text:style-name="P13"><text:span text:style-name="T15">&lt;/</text:span><text:span text:style-name="T7">html</text:span><text:span text:style-name="T15">&gt;</text:span></text:p>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617a654a93_1_21:notes" draw:style-name="gr1" draw:layer="layout" svg:width="16.932cm" svg:height="9.524cm" svg:x="1.059cm" svg:y="1.905cm" draw:page-number="5" presentation:class="page"/>
          <draw:frame draw:name="Google Shape;112;g617a654a93_1_21:notes" presentation:style-name="pr9" draw:text-style-name="P4" draw:layer="layout" svg:width="15.239cm" svg:height="11.429cm" svg:x="1.905cm" svg:y="12.065cm" presentation:class="notes" presentation:placeholder="true" presentation:user-transformed="true">
            <draw:text-box/>
          </draw:frame>
        </presentation:notes>
      </draw:page>
      <draw:page draw:name="Función autoinvocada." draw:style-name="dp3" draw:master-page-name="TITLE_5f_AND_5f_BODY" presentation:presentation-page-layout-name="AL2T1">
        <draw:frame draw:name="Google Shape;120;p18" presentation:style-name="pr4" draw:text-style-name="P5" draw:layer="layout" svg:width="23.667cm" svg:height="1.687cm" svg:x="0.866cm" svg:y="0.927cm" presentation:class="title" presentation:user-transformed="true">
          <draw:text-box>
            <text:p text:style-name="P1"><text:span text:style-name="T13">Definición de función como una expresión.</text:span></text:p>
          </draw:text-box>
        </draw:frame>
        <draw:frame draw:name="Google Shape;121;p18" presentation:style-name="pr5" draw:text-style-name="P10" draw:layer="layout" svg:width="23.667cm" svg:height="1.987cm" svg:x="0.866cm" svg:y="2.358cm" presentation:class="outline" presentation:user-transformed="true">
          <draw:text-box>
            <text:p text:style-name="P9"><text:span text:style-name="T25">Se puede definir una función e igualarla a una variable.</text:span></text:p>
            <text:p text:style-name="P11"><text:span text:style-name="T26"/></text:p>
            <text:p text:style-name="P11"><text:span text:style-name="T26"/></text:p>
            <text:p text:style-name="P12"><text:span text:style-name="T26"><text:s text:c="2"/></text:span></text:p>
          </draw:text-box>
        </draw:frame>
        <draw:custom-shape draw:name="Google Shape;122;p18" draw:style-name="gr2" draw:text-style-name="P14" draw:layer="layout" svg:width="16.362cm" svg:height="5.037cm" svg:x="2.032cm" svg:y="3.697cm">
          <text:p text:style-name="P13"><text:span text:style-name="T7">var</text:span><text:span text:style-name="T8"> </text:span><text:span text:style-name="T9">producto</text:span><text:span text:style-name="T8"> = </text:span><text:span text:style-name="T7">function</text:span><text:span text:style-name="T8"> (</text:span><text:span text:style-name="T10">a</text:span><text:span text:style-name="T8">, </text:span><text:span text:style-name="T10">b</text:span><text:span text:style-name="T8">) {</text:span><text:span text:style-name="T24">return</text:span><text:span text:style-name="T8"> </text:span><text:span text:style-name="T10">a</text:span><text:span text:style-name="T8"> * </text:span><text:span text:style-name="T10">b</text:span><text:span text:style-name="T8">};</text:span></text:p>
          <text:p text:style-name="P13"><text:span text:style-name="T8"/></text:p>
          <text:p text:style-name="P13"><text:span text:style-name="T8">// Si imprimimos “</text:span><text:span text:style-name="T9">producto</text:span><text:span text:style-name="T8">” devuelve la definición de la función no el resultado.</text:span></text:p>
          <text:p text:style-name="P13"><text:span text:style-name="T8">// Si queremos usar la función …</text:span></text:p>
          <text:p text:style-name="P13"><text:span text:style-name="T8"/></text:p>
          <text:p text:style-name="P13"><text:span text:style-name="T9">alert</text:span><text:span text:style-name="T8"> (</text:span><text:span text:style-name="T20">"El producto es <text:s/>="</text:span><text:span text:style-name="T8"> + </text:span><text:span text:style-name="T9">producto</text:span><text:span text:style-name="T8"> (</text:span><text:span text:style-name="T21">2</text:span><text:span text:style-name="T8">,</text:span><text:span text:style-name="T21">4</text:span><text:span text:style-name="T8">) );</text:span></text:p>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3;p18" presentation:style-name="pr4" draw:text-style-name="P5" draw:layer="layout" svg:width="23.667cm" svg:height="1.687cm" svg:x="0.866cm" svg:y="8.759cm" presentation:class="title" presentation:user-transformed="true">
          <draw:text-box>
            <text:p text:style-name="P1"><text:span text:style-name="T13">Función autoinvocada.</text:span></text:p>
          </draw:text-box>
        </draw:frame>
        <draw:frame draw:name="Google Shape;124;p18" presentation:style-name="pr5" draw:text-style-name="P10" draw:layer="layout" svg:width="10.742cm" svg:height="1.987cm" svg:x="0.866cm" svg:y="9.978cm" presentation:class="outline" presentation:user-transformed="true">
          <draw:text-box>
            <text:p text:style-name="P9"><text:span text:style-name="T25">Podemos hacer que una función sea autoinvocada.</text:span></text:p>
            <text:p text:style-name="P11"><text:span text:style-name="T26"/></text:p>
            <text:p text:style-name="P11"><text:span text:style-name="T26"/></text:p>
            <text:p text:style-name="P12"><text:span text:style-name="T26"><text:s text:c="2"/></text:span></text:p>
          </draw:text-box>
        </draw:frame>
        <draw:custom-shape draw:name="Google Shape;125;p18" draw:style-name="gr2" draw:text-style-name="P14" draw:layer="layout" svg:width="7.303cm" svg:height="3.026cm" svg:x="10.975cm" svg:y="9.234cm">
          <text:p text:style-name="P13"><text:span text:style-name="T8"><text:s/></text:span><text:span text:style-name="T8">(</text:span><text:span text:style-name="T7">function</text:span><text:span text:style-name="T8"> () {</text:span></text:p>
          <text:p text:style-name="P13"><text:span text:style-name="T8"><text:s text:c="13"/></text:span><text:span text:style-name="T7">var</text:span><text:span text:style-name="T8"> </text:span><text:span text:style-name="T10">x</text:span><text:span text:style-name="T8"> = </text:span><text:span text:style-name="T20">"Hola"</text:span><text:span text:style-name="T8">; <text:s text:c="2"/></text:span></text:p>
          <text:p text:style-name="P13"><text:span text:style-name="T8"><text:s text:c="13"/></text:span><text:span text:style-name="T9">alert</text:span><text:span text:style-name="T8"> (</text:span><text:span text:style-name="T10">x</text:span><text:span text:style-name="T8">);</text:span></text:p>
          <text:p text:style-name="P13"><text:span text:style-name="T8"><text:s/></text:span><text:span text:style-name="T8">})();</text:span></text:p>
          <text:p text:style-name="P13"><text:span text:style-name="T7"/></text:p>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7;g617a654a93_2_0:notes" draw:style-name="gr1" draw:layer="layout" svg:width="16.932cm" svg:height="9.524cm" svg:x="1.059cm" svg:y="1.905cm" draw:page-number="6" presentation:class="page"/>
          <draw:frame draw:name="Google Shape;118;g617a654a93_2_0:notes" presentation:style-name="pr10" draw:text-style-name="P4" draw:layer="layout" svg:width="15.239cm" svg:height="11.429cm" svg:x="1.905cm" svg:y="12.065cm" presentation:class="notes" presentation:placeholder="true" presentation:user-transformed="true">
            <draw:text-box/>
          </draw:frame>
        </presentation:notes>
      </draw:page>
      <draw:page draw:name="Funciones flecha (arrow)." draw:style-name="dp3" draw:master-page-name="TITLE_5f_AND_5f_BODY" presentation:presentation-page-layout-name="AL2T1">
        <draw:frame draw:name="Google Shape;130;p19" presentation:style-name="pr4" draw:text-style-name="P5" draw:layer="layout" svg:width="23.667cm" svg:height="1.687cm" svg:x="0.866cm" svg:y="1.016cm" presentation:class="title" presentation:user-transformed="true">
          <draw:text-box>
            <text:p text:style-name="P1"><text:span text:style-name="T13">Definición de función con constructor. Function</text:span></text:p>
          </draw:text-box>
        </draw:frame>
        <draw:frame draw:name="Google Shape;131;p19" presentation:style-name="pr5" draw:text-style-name="P10" draw:layer="layout" svg:width="23.667cm" svg:height="5.049cm" svg:x="0.866cm" svg:y="2.358cm" presentation:class="outline" presentation:user-transformed="true">
          <draw:text-box>
            <text:p text:style-name="P9"><text:span text:style-name="T25">Usando la palabra clave </text:span><text:span text:style-name="T26">Function </text:span><text:span text:style-name="T25">podemos definir una función a través de un constructor.</text:span></text:p>
            <text:p text:style-name="P11"><text:span text:style-name="T26"/></text:p>
            <text:p text:style-name="P12"><text:span text:style-name="T25">Realmente las funciones son objetos y por tanto como ya veremos más adelante poseen propiedades y métodos.</text:span></text:p>
          </draw:text-box>
        </draw:frame>
        <draw:custom-shape draw:name="Google Shape;132;p19" draw:style-name="gr2" draw:text-style-name="P14" draw:layer="layout" svg:width="14.108cm" svg:height="1.517cm" svg:x="1.974cm" svg:y="3.426cm">
          <text:p text:style-name="P13"><text:span text:style-name="T7">var</text:span><text:span text:style-name="T8"> </text:span><text:span text:style-name="T10">producto</text:span><text:span text:style-name="T8"> = </text:span><text:span text:style-name="T7">new</text:span><text:span text:style-name="T8"> </text:span><text:span text:style-name="T27">Function</text:span><text:span text:style-name="T8">(</text:span><text:span text:style-name="T20">"a"</text:span><text:span text:style-name="T8">, </text:span><text:span text:style-name="T20">"b"</text:span><text:span text:style-name="T8">, </text:span><text:span text:style-name="T20">"return a * b"</text:span><text:span text:style-name="T8">);</text:span></text:p>
          <text:p text:style-name="P13"><text:span text:style-name="T7">var</text:span><text:span text:style-name="T8"> </text:span><text:span text:style-name="T10">x</text:span><text:span text:style-name="T8"> = </text:span><text:span text:style-name="T9">producto</text:span><text:span text:style-name="T8">(</text:span><text:span text:style-name="T21">4</text:span><text:span text:style-name="T8">, </text:span><text:span text:style-name="T21">3</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19" presentation:style-name="pr4" draw:text-style-name="P5" draw:layer="layout" svg:width="23.667cm" svg:height="1.687cm" svg:x="0.866cm" svg:y="6.642cm" presentation:class="title" presentation:user-transformed="true">
          <draw:text-box>
            <text:p text:style-name="P1"><text:span text:style-name="T13">Funciones flecha (arrow).</text:span></text:p>
          </draw:text-box>
        </draw:frame>
        <draw:frame draw:name="Google Shape;134;p19" presentation:style-name="pr5" draw:text-style-name="P10" draw:layer="layout" svg:width="23.667cm" svg:height="5.605cm" svg:x="0.866cm" svg:y="7.861cm" presentation:class="outline" presentation:user-transformed="true">
          <draw:text-box>
            <text:p text:style-name="P9"><text:span text:style-name="T25">Con ES6 se puede definir una función usando los operadores “</text:span><text:span text:style-name="T26">=&gt;</text:span><text:span text:style-name="T25">” <text:s/>como muestra el ejemplo:</text:span></text:p>
            <text:p text:style-name="P11"><text:span text:style-name="T25"/></text:p>
            <text:p text:style-name="P11"><text:span text:style-name="T25">Incluso podemos omitir la palabra clave </text:span><text:span text:style-name="T26">return </text:span></text:p>
            <text:p text:style-name="P11"><text:span text:style-name="T26"/></text:p>
            <text:p text:style-name="P11"><text:span text:style-name="T26"/></text:p>
            <text:p text:style-name="P12"><text:span text:style-name="T26"><text:s text:c="2"/></text:span></text:p>
          </draw:text-box>
        </draw:frame>
        <draw:custom-shape draw:name="Google Shape;135;p19" draw:style-name="gr2" draw:text-style-name="P14" draw:layer="layout" svg:width="9.401cm" svg:height="1.517cm" svg:x="2.303cm" svg:y="8.929cm">
          <text:p text:style-name="P13"><text:span text:style-name="T7">const</text:span><text:span text:style-name="T8"> </text:span><text:span text:style-name="T9">a</text:span><text:span text:style-name="T8"> = (</text:span><text:span text:style-name="T10">x</text:span><text:span text:style-name="T8">, </text:span><text:span text:style-name="T10">y</text:span><text:span text:style-name="T8">) </text:span><text:span text:style-name="T7">=&gt;</text:span><text:span text:style-name="T8"> { </text:span><text:span text:style-name="T24">return</text:span><text:span text:style-name="T8"> </text:span><text:span text:style-name="T10">x</text:span><text:span text:style-name="T8"> * </text:span><text:span text:style-name="T10">y</text:span><text:span text:style-name="T8"> };</text:span></text:p>
          <text:p text:style-name="P13"><text:span text:style-name="T9">alert</text:span><text:span text:style-name="T8"> (</text:span><text:span text:style-name="T20">"Producto = "</text:span><text:span text:style-name="T8"> + </text:span><text:span text:style-name="T9">a</text:span><text:span text:style-name="T8"> (</text:span><text:span text:style-name="T21">2</text:span><text:span text:style-name="T8">,</text:span><text:span text:style-name="T21">4</text:span><text:span text:style-name="T8">));</text:span></text:p>
          <text:p text:style-name="P13"><text:span text:style-name="T8"/></text:p>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9" draw:style-name="gr2" draw:text-style-name="P14" draw:layer="layout" svg:width="9.401cm" svg:height="3.516cm" svg:x="13.31cm" svg:y="8.929cm">
          <text:p text:style-name="P13"><text:span text:style-name="T8"><text:s/></text:span><text:span text:style-name="T7">const</text:span><text:span text:style-name="T8"> </text:span><text:span text:style-name="T9">a</text:span><text:span text:style-name="T8"> = (</text:span><text:span text:style-name="T10">x</text:span><text:span text:style-name="T8">, </text:span><text:span text:style-name="T10">y</text:span><text:span text:style-name="T8">) </text:span><text:span text:style-name="T7">=&gt;</text:span><text:span text:style-name="T8"> { </text:span></text:p>
          <text:p text:style-name="P13"><text:span text:style-name="T8"><text:s text:c="4"/></text:span><text:span text:style-name="T7">var</text:span><text:span text:style-name="T8"> </text:span><text:span text:style-name="T10">b</text:span><text:span text:style-name="T8"> = </text:span><text:span text:style-name="T21">4</text:span><text:span text:style-name="T8">;</text:span></text:p>
          <text:p text:style-name="P13"><text:span text:style-name="T8"><text:s text:c="4"/></text:span><text:span text:style-name="T24">return</text:span><text:span text:style-name="T8"> </text:span><text:span text:style-name="T10">x</text:span><text:span text:style-name="T8"> * </text:span><text:span text:style-name="T10">y</text:span><text:span text:style-name="T8"> * </text:span><text:span text:style-name="T10">b</text:span><text:span text:style-name="T8"> ;</text:span></text:p>
          <text:p text:style-name="P13"><text:span text:style-name="T8"><text:s/></text:span><text:span text:style-name="T8">}</text:span></text:p>
          <text:p text:style-name="P13"><text:span text:style-name="T8"><text:s/></text:span><text:span text:style-name="T9">alert</text:span><text:span text:style-name="T8"> (</text:span><text:span text:style-name="T20">"Producto ="</text:span><text:span text:style-name="T8"> + </text:span><text:span text:style-name="T9">a</text:span><text:span text:style-name="T8"> (</text:span><text:span text:style-name="T21">2</text:span><text:span text:style-name="T8">,</text:span><text:span text:style-name="T21">4</text:span><text:span text:style-name="T8">));</text:span></text:p>
          <text:p text:style-name="P13"><text:span text:style-name="T7"/></text:p>
          <text:p text:style-name="P13"><text:span text:style-name="T8"/></text:p>
          <text:p text:style-name="P13"><text:span text:style-name="T7"/></text:p>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19" draw:style-name="gr2" draw:text-style-name="P14" draw:layer="layout" svg:width="9.401cm" svg:height="1.517cm" svg:x="2.303cm" svg:y="11.681cm">
          <text:p text:style-name="P13"><text:span text:style-name="T7">const</text:span><text:span text:style-name="T8"> </text:span><text:span text:style-name="T9">a</text:span><text:span text:style-name="T8"> = (</text:span><text:span text:style-name="T10">x</text:span><text:span text:style-name="T8">, </text:span><text:span text:style-name="T10">y</text:span><text:span text:style-name="T8">) </text:span><text:span text:style-name="T7">=&gt;</text:span><text:span text:style-name="T8"> </text:span><text:span text:style-name="T10">x</text:span><text:span text:style-name="T8"> * </text:span><text:span text:style-name="T10">y</text:span><text:span text:style-name="T8"> ;</text:span></text:p>
          <text:p text:style-name="P13"><text:span text:style-name="T9">alert</text:span><text:span text:style-name="T8"> (</text:span><text:span text:style-name="T20">"Producto = "</text:span><text:span text:style-name="T8"> + </text:span><text:span text:style-name="T9">a</text:span><text:span text:style-name="T8"> (</text:span><text:span text:style-name="T21">2</text:span><text:span text:style-name="T8">,</text:span><text:span text:style-name="T21">4</text:span><text:span text:style-name="T8">));</text:span></text:p>
          <text:p text:style-name="P13"><text:span text:style-name="T8"/></text:p>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617a654a93_2_13:notes" draw:style-name="gr1" draw:layer="layout" svg:width="16.932cm" svg:height="9.524cm" svg:x="1.059cm" svg:y="1.905cm" draw:page-number="7" presentation:class="page"/>
          <draw:frame draw:name="Google Shape;128;g617a654a93_2_13:notes" presentation:style-name="pr11" draw:text-style-name="P4" draw:layer="layout" svg:width="15.239cm" svg:height="11.429cm" svg:x="1.905cm" svg:y="12.065cm" presentation:class="notes" presentation:placeholder="true" presentation:user-transformed="true">
            <draw:text-box/>
          </draw:frame>
        </presentation:notes>
      </draw:page>
      <draw:page draw:name="Paso por valor y paso por referencia." draw:style-name="dp3" draw:master-page-name="TITLE_5f_AND_5f_BODY" presentation:presentation-page-layout-name="AL2T1">
        <draw:frame draw:name="Google Shape;142;p20" presentation:style-name="pr4" draw:text-style-name="P5" draw:layer="layout" svg:width="23.667cm" svg:height="1.687cm" svg:x="0.866cm" svg:y="0.593cm" presentation:class="title" presentation:user-transformed="true">
          <draw:text-box>
            <text:p text:style-name="P1"><text:span text:style-name="T13">Parámetros de una función.</text:span></text:p>
          </draw:text-box>
        </draw:frame>
        <draw:frame draw:name="Google Shape;143;p20" presentation:style-name="pr5" draw:text-style-name="P10" draw:layer="layout" svg:width="23.667cm" svg:height="5.049cm" svg:x="0.866cm" svg:y="1.723cm" presentation:class="outline" presentation:user-transformed="true">
          <draw:text-box>
            <text:list text:style-name="L9">
              <text:list-item>
                <text:p text:style-name="P6"><text:span text:style-name="T25">En la declaración de parámetros de una función no se usa </text:span><text:span text:style-name="T26">var</text:span><text:span text:style-name="T25"> para declararlos.</text:span></text:p>
              </text:list-item>
              <text:list-item>
                <text:p text:style-name="P6"><text:span text:style-name="T25">Las funciones de JavaScript no realizan comprobaciones en los tipos pasados como argumentos.</text:span></text:p>
              </text:list-item>
              <text:list-item>
                <text:p text:style-name="P6"><text:span text:style-name="T25">Tampoco se comprueban el número de argumentos pasados.</text:span></text:p>
              </text:list-item>
              <text:list-item>
                <text:p text:style-name="P6"><text:span text:style-name="T25">A partir de ES5 se permite dar valores por defecto a los parámetros.</text:span></text:p>
              </text:list-item>
            </text:list>
          </draw:text-box>
        </draw:frame>
        <draw:custom-shape draw:name="Google Shape;144;p20" draw:style-name="gr2" draw:text-style-name="P14" draw:layer="layout" svg:width="6.894cm" svg:height="1.987cm" svg:x="6.563cm" svg:y="5.546cm">
          <text:p text:style-name="P13"><text:span text:style-name="T7">function</text:span><text:span text:style-name="T8"> <text:s/></text:span><text:span text:style-name="T9">suma</text:span><text:span text:style-name="T8"> (</text:span><text:span text:style-name="T10">a</text:span><text:span text:style-name="T8">=</text:span><text:span text:style-name="T21">1</text:span><text:span text:style-name="T8">, </text:span><text:span text:style-name="T10">b</text:span><text:span text:style-name="T8">=</text:span><text:span text:style-name="T21">1</text:span><text:span text:style-name="T8">) {</text:span></text:p>
          <text:p text:style-name="P13"><text:span text:style-name="T8">// Código ….</text:span></text:p>
          <text:p text:style-name="P13"><text:span text:style-name="T8">}</text:span></text:p>
          <text:p text:style-name="P13"><text:span text:style-name="T7"/></text:p>
          <text:p text:style-name="P13"><text:span text:style-name="T8"/></text:p>
          <text:p text:style-name="P13"><text:span text:style-name="T7"/></text:p>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20" presentation:style-name="pr4" draw:text-style-name="P5" draw:layer="layout" svg:width="23.667cm" svg:height="1.687cm" svg:x="0.866cm" svg:y="7.366cm" presentation:class="title" presentation:user-transformed="true">
          <draw:text-box>
            <text:p text:style-name="P1"><text:span text:style-name="T13">Paso por valor y paso por referencia.</text:span></text:p>
          </draw:text-box>
        </draw:frame>
        <draw:frame draw:name="Google Shape;146;p20" presentation:style-name="pr5" draw:text-style-name="P10" draw:layer="layout" svg:width="23.667cm" svg:height="4.322cm" svg:x="0.866cm" svg:y="8.285cm" presentation:class="outline" presentation:user-transformed="true">
          <draw:text-box>
            <text:p text:style-name="P9"><text:span text:style-name="T25">En una función los argumentos de tipo primitivo (number, string, boolean, etc…) se pasan</text:span><text:span text:style-name="T26"> por valor </text:span><text:span text:style-name="T25">(copia)</text:span><text:span text:style-name="T26"> </text:span><text:span text:style-name="T25">, es decir, <text:s/>la variable original pasada no cambia si se realiza un cambio interno en la función a través de su parámetro.</text:span></text:p>
            <text:p text:style-name="P12"><text:span text:style-name="T25">Por el contrario, si pasamos un </text:span><text:span text:style-name="T26">objeto </text:span><text:span text:style-name="T25">como argumento a una función se pasará </text:span><text:span text:style-name="T26">por referencia</text:span><text:span text:style-name="T25"> (dirección), es decir, si internamente se hace un cambio a alguna propiedad del objeto a través del parámetro , éste modificará la propiedad del objeto original. (Ver ejemplos)</text:span></text:p>
          </draw:text-box>
        </draw:frame>
        <presentation:notes draw:style-name="dp2">
          <draw:page-thumbnail draw:name="Google Shape;139;g617a654a93_2_30:notes" draw:style-name="gr1" draw:layer="layout" svg:width="16.932cm" svg:height="9.524cm" svg:x="1.059cm" svg:y="1.905cm" draw:page-number="8" presentation:class="page"/>
          <draw:frame draw:name="Google Shape;140;g617a654a93_2_30:notes" presentation:style-name="pr12" draw:text-style-name="P4" draw:layer="layout" svg:width="15.239cm" svg:height="11.429cm" svg:x="1.905cm" svg:y="12.065cm" presentation:class="notes" presentation:placeholder="true" presentation:user-transformed="true">
            <draw:text-box/>
          </draw:frame>
        </presentation:notes>
      </draw:page>
      <draw:page draw:name="Paso por valor ( se crea una copia)&#9;&#9;       Paso por referencia" draw:style-name="dp3" draw:master-page-name="TITLE_5f_AND_5f_BODY" presentation:presentation-page-layout-name="AL2T1">
        <draw:frame draw:name="Google Shape;151;p21" presentation:style-name="pr5" draw:text-style-name="P10" draw:layer="layout" svg:width="23.667cm" svg:height="11.767cm" svg:x="0.866cm" svg:y="0.923cm" presentation:class="outline" presentation:user-transformed="true">
          <draw:text-box>
            <text:p text:style-name="P16"><text:span text:style-name="T5"><text:s/></text:span></text:p>
          </draw:text-box>
        </draw:frame>
        <draw:custom-shape draw:name="Google Shape;152;p21" draw:style-name="gr2" draw:text-style-name="P14" draw:layer="layout" svg:width="10.477cm" svg:height="10.526cm" svg:x="1.217cm" svg:y="2.165cm">
          <text:p text:style-name="P13"><text:span text:style-name="T15">&lt;!</text:span><text:span text:style-name="T7">DOCTYPE</text:span><text:span text:style-name="T8"> </text:span><text:span text:style-name="T10">html</text:span><text:span text:style-name="T15">&gt;</text:span></text:p>
          <text:p text:style-name="P13"><text:span text:style-name="T15">&lt;</text:span><text:span text:style-name="T7">html</text:span><text:span text:style-name="T15">&gt;</text:span></text:p>
          <text:p text:style-name="P13"><text:span text:style-name="T15">&lt;</text:span><text:span text:style-name="T7">head</text:span><text:span text:style-name="T15">&gt;</text:span></text:p>
          <text:p text:style-name="P13"><text:span text:style-name="T8"><text:s text:c="4"/></text:span><text:span text:style-name="T15">&lt;</text:span><text:span text:style-name="T7">script</text:span><text:span text:style-name="T15">&gt;</text:span></text:p>
          <text:p text:style-name="P13"><text:span text:style-name="T8"><text:s text:c="6"/></text:span><text:span text:style-name="T7">var</text:span><text:span text:style-name="T8"> </text:span><text:span text:style-name="T10">a</text:span><text:span text:style-name="T8"> = </text:span><text:span text:style-name="T21">1</text:span><text:span text:style-name="T8">;</text:span></text:p>
          <text:p text:style-name="P13"><text:span text:style-name="T8"><text:s text:c="8"/></text:span><text:span text:style-name="T7">function</text:span><text:span text:style-name="T8"> </text:span><text:span text:style-name="T9">nombreFuncion</text:span><text:span text:style-name="T8"> (</text:span><text:span text:style-name="T10">x</text:span><text:span text:style-name="T8">) {</text:span></text:p>
          <text:p text:style-name="P13"><text:span text:style-name="T8"><text:s text:c="10"/></text:span><text:span text:style-name="T11">// código a ejecutar;</text:span></text:p>
          <text:p text:style-name="P13"><text:span text:style-name="T8"><text:s text:c="10"/></text:span><text:span text:style-name="T10">x</text:span><text:span text:style-name="T8"> = </text:span><text:span text:style-name="T21">3</text:span><text:span text:style-name="T8"> ;</text:span></text:p>
          <text:p text:style-name="P13"><text:span text:style-name="T8"><text:s text:c="10"/></text:span><text:span text:style-name="T24">return</text:span><text:span text:style-name="T8"> </text:span><text:span text:style-name="T20">"Valor de x = "</text:span><text:span text:style-name="T8"> + </text:span><text:span text:style-name="T10">x</text:span><text:span text:style-name="T8">;</text:span></text:p>
          <text:p text:style-name="P13"><text:span text:style-name="T8"><text:s text:c="8"/></text:span><text:span text:style-name="T8">}</text:span></text:p>
          <text:p text:style-name="P13"><text:span text:style-name="T8"><text:s text:c="8"/></text:span><text:span text:style-name="T9">alert</text:span><text:span text:style-name="T8"> (</text:span><text:span text:style-name="T9">nombreFuncion</text:span><text:span text:style-name="T8">(</text:span><text:span text:style-name="T10">a</text:span><text:span text:style-name="T8">));</text:span></text:p>
          <text:p text:style-name="P13"><text:span text:style-name="T8"><text:s text:c="8"/></text:span><text:span text:style-name="T9">alert</text:span><text:span text:style-name="T8"> (</text:span><text:span text:style-name="T20">"Valor de a = "</text:span><text:span text:style-name="T8"> + </text:span><text:span text:style-name="T10">a</text:span><text:span text:style-name="T8"> );</text:span></text:p>
          <text:p text:style-name="P13"><text:span text:style-name="T8"><text:s text:c="8"/></text:span><text:span text:style-name="T15">&lt;/</text:span><text:span text:style-name="T7">script</text:span><text:span text:style-name="T15">&gt;</text:span></text:p>
          <text:p text:style-name="P13"><text:span text:style-name="T15">&lt;/</text:span><text:span text:style-name="T7">head</text:span><text:span text:style-name="T15">&gt;</text:span></text:p>
          <text:p text:style-name="P13"><text:span text:style-name="T15">&lt;</text:span><text:span text:style-name="T7">body</text:span><text:span text:style-name="T15">&gt;</text:span></text:p>
          <text:p text:style-name="P13"><text:span text:style-name="T15">&lt;/</text:span><text:span text:style-name="T7">body</text:span><text:span text:style-name="T15">&gt;</text:span></text:p>
          <text:p text:style-name="P13"><text:span text:style-name="T15">&lt;/</text:span><text:span text:style-name="T7">html</text:span><text:span text:style-name="T15">&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3;p21" presentation:style-name="pr4" draw:text-style-name="P5" draw:layer="layout" svg:width="23.667cm" svg:height="1.687cm" svg:x="0.866cm" svg:y="0.381cm" presentation:class="title" presentation:user-transformed="true">
          <draw:text-box>
            <text:p text:style-name="P1"><text:span text:style-name="T13">Paso por valor ( se crea una copia)</text:span><text:span text:style-name="T13"><text:tab/></text:span><text:span text:style-name="T13"><text:tab/></text:span><text:span text:style-name="T13"> <text:s text:c="6"/>Paso por referencia</text:span></text:p>
          </draw:text-box>
        </draw:frame>
        <draw:custom-shape draw:name="Google Shape;154;p21" draw:style-name="gr2" draw:text-style-name="P14" draw:layer="layout" svg:width="11.693cm" svg:height="11.158cm" svg:x="12.951cm" svg:y="2.284cm">
          <text:p text:style-name="P13"><text:span text:style-name="T15">&lt;!</text:span><text:span text:style-name="T7">DOCTYPE</text:span><text:span text:style-name="T8"> </text:span><text:span text:style-name="T10">html</text:span><text:span text:style-name="T15">&gt;</text:span></text:p>
          <text:p text:style-name="P13"><text:span text:style-name="T15">&lt;</text:span><text:span text:style-name="T7">html</text:span><text:span text:style-name="T15">&gt;</text:span></text:p>
          <text:p text:style-name="P13"><text:span text:style-name="T15">&lt;</text:span><text:span text:style-name="T7">head</text:span><text:span text:style-name="T15">&gt;</text:span></text:p>
          <text:p text:style-name="P13"><text:span text:style-name="T8"><text:s text:c="4"/></text:span><text:span text:style-name="T15">&lt;</text:span><text:span text:style-name="T7">script</text:span><text:span text:style-name="T15">&gt;</text:span></text:p>
          <text:p text:style-name="P13"><text:span text:style-name="T8"><text:s text:c="6"/></text:span><text:span text:style-name="T7">var</text:span><text:span text:style-name="T8"> </text:span><text:span text:style-name="T10">objetoA</text:span><text:span text:style-name="T8"> = {</text:span><text:span text:style-name="T10">a:</text:span><text:span text:style-name="T21">1</text:span><text:span text:style-name="T8"> , </text:span><text:span text:style-name="T10">b :</text:span><text:span text:style-name="T8"> </text:span><text:span text:style-name="T20">"Hola"</text:span><text:span text:style-name="T8">}</text:span></text:p>
          <text:p text:style-name="P13"><text:span text:style-name="T8"><text:s text:c="8"/></text:span><text:span text:style-name="T7">function</text:span><text:span text:style-name="T8"> </text:span><text:span text:style-name="T9">nombreFuncion</text:span><text:span text:style-name="T8"> (</text:span><text:span text:style-name="T10">x</text:span><text:span text:style-name="T8">) {</text:span></text:p>
          <text:p text:style-name="P13"><text:span text:style-name="T8"><text:s text:c="10"/></text:span><text:span text:style-name="T11">// código a ejecutar;</text:span></text:p>
          <text:p text:style-name="P13"><text:span text:style-name="T8"><text:s text:c="10"/></text:span><text:span text:style-name="T10">x</text:span><text:span text:style-name="T8">.</text:span><text:span text:style-name="T10">a</text:span><text:span text:style-name="T8"> = </text:span><text:span text:style-name="T21">3</text:span><text:span text:style-name="T8"> ;</text:span></text:p>
          <text:p text:style-name="P13"><text:span text:style-name="T8"><text:s text:c="10"/></text:span><text:span text:style-name="T24">return</text:span><text:span text:style-name="T8"> </text:span><text:span text:style-name="T20">"Valor de x = "</text:span><text:span text:style-name="T8"> + </text:span><text:span text:style-name="T10">x</text:span><text:span text:style-name="T8">.</text:span><text:span text:style-name="T10">a</text:span><text:span text:style-name="T8">;</text:span></text:p>
          <text:p text:style-name="P13"><text:span text:style-name="T8"><text:s text:c="8"/></text:span><text:span text:style-name="T8">}</text:span></text:p>
          <text:p text:style-name="P13"><text:span text:style-name="T8"><text:tab/></text:span><text:span text:style-name="T8"> <text:s/></text:span><text:span text:style-name="T9">alert</text:span><text:span text:style-name="T8"> (</text:span><text:span text:style-name="T20">"Valor de a = "</text:span><text:span text:style-name="T8"> + </text:span><text:span text:style-name="T10">objetoA</text:span><text:span text:style-name="T8">.</text:span><text:span text:style-name="T10">a</text:span><text:span text:style-name="T8"> );</text:span></text:p>
          <text:p text:style-name="P13"><text:span text:style-name="T8"><text:s text:c="8"/></text:span><text:span text:style-name="T9">alert</text:span><text:span text:style-name="T8"> (</text:span><text:span text:style-name="T9">nombreFuncion</text:span><text:span text:style-name="T8">(</text:span><text:span text:style-name="T10">objetoA</text:span><text:span text:style-name="T8">));</text:span></text:p>
          <text:p text:style-name="P13"><text:span text:style-name="T8"><text:s text:c="8"/></text:span><text:span text:style-name="T9">alert</text:span><text:span text:style-name="T8"> (</text:span><text:span text:style-name="T20">"Valor de a = "</text:span><text:span text:style-name="T8"> + </text:span><text:span text:style-name="T10">objetoA</text:span><text:span text:style-name="T8">.</text:span><text:span text:style-name="T10">a</text:span><text:span text:style-name="T8"> );</text:span></text:p>
          <text:p text:style-name="P13"><text:span text:style-name="T8"><text:s text:c="8"/></text:span><text:span text:style-name="T15">&lt;/</text:span><text:span text:style-name="T7">script</text:span><text:span text:style-name="T15">&gt;</text:span></text:p>
          <text:p text:style-name="P13"><text:span text:style-name="T15">&lt;/</text:span><text:span text:style-name="T7">head</text:span><text:span text:style-name="T15">&gt;</text:span></text:p>
          <text:p text:style-name="P13"><text:span text:style-name="T15">&lt;</text:span><text:span text:style-name="T7">body</text:span><text:span text:style-name="T15">&gt;</text:span></text:p>
          <text:p text:style-name="P13"><text:span text:style-name="T15">&lt;/</text:span><text:span text:style-name="T7">body</text:span><text:span text:style-name="T15">&gt;</text:span></text:p>
          <text:p text:style-name="P13"><text:span text:style-name="T15">&lt;/</text:span><text:span text:style-name="T7">html</text:span><text:span text:style-name="T15">&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61aa327e9d_0_2:notes" draw:style-name="gr1" draw:layer="layout" svg:width="16.932cm" svg:height="9.524cm" svg:x="1.059cm" svg:y="1.905cm" draw:page-number="9" presentation:class="page"/>
          <draw:frame draw:name="Google Shape;149;g61aa327e9d_0_2:notes" presentation:style-name="pr13" draw:text-style-name="P4" draw:layer="layout" svg:width="15.239cm" svg:height="11.429cm" svg:x="1.905cm" svg:y="12.065cm" presentation:class="notes" presentation:placeholder="true" presentation:user-transformed="true">
            <draw:text-box/>
          </draw:frame>
        </presentation:notes>
      </draw:page>
      <draw:page draw:name="Ámbito o alcance de las variables." draw:style-name="dp3" draw:master-page-name="TITLE_5f_AND_5f_BODY" presentation:presentation-page-layout-name="AL2T1">
        <draw:frame draw:name="Google Shape;159;p22" presentation:style-name="pr4" draw:text-style-name="P5" draw:layer="layout" svg:width="23.667cm" svg:height="1.687cm" svg:x="0.866cm" svg:y="1.139cm" presentation:class="title" presentation:user-transformed="true">
          <draw:text-box>
            <text:p text:style-name="P1"><text:span text:style-name="T13">Ámbito o alcance de las variables.</text:span></text:p>
          </draw:text-box>
        </draw:frame>
        <draw:frame draw:name="Google Shape;160;p22" presentation:style-name="pr5" draw:text-style-name="P10" draw:layer="layout" svg:width="23.667cm" svg:height="9.274cm" svg:x="0.866cm" svg:y="2.57cm" presentation:class="outline" presentation:user-transformed="true">
          <draw:text-box>
            <text:list text:style-name="L4">
              <text:list-item>
                <text:p text:style-name="P6"><text:span text:style-name="T5">En JS las variables pueden ser </text:span><text:span text:style-name="T23">locales</text:span><text:span text:style-name="T5"> o </text:span><text:span text:style-name="T23">globales.</text:span><text:span text:style-name="T5"> Las variables </text:span><text:span text:style-name="T23">locales</text:span><text:span text:style-name="T5"> sólo se conocen dentro de la función definida. Pueden ser usada hasta que se cierra dicha función.</text:span></text:p>
              </text:list-item>
              <text:list-item>
                <text:p text:style-name="P6"><text:span text:style-name="T5">Las variables </text:span><text:span text:style-name="T23">globales</text:span><text:span text:style-name="T5"> pueden ser usadas por cualquier función u objeto del documento o ventana. Permanece activa mientras no se cierre la ventana del navegador.</text:span></text:p>
              </text:list-item>
              <text:list-item>
                <text:p text:style-name="P6"><text:span text:style-name="T5">Las variables creadas sin “</text:span><text:span text:style-name="T23">var</text:span><text:span text:style-name="T5">” son definidas como globales incluso dentro de una función.</text:span></text:p>
              </text:list-item>
              <text:list-item>
                <text:p text:style-name="P6"><text:span text:style-name="T5">Una función puede hacer uso de cualquier variable que esté definida por encima de ella jerárquicamente. </text:span></text:p>
              </text:list-item>
              <text:list-item>
                <text:p text:style-name="P6"><text:span text:style-name="T5">Si declaramos con </text:span><text:span text:style-name="T23">let</text:span><text:span text:style-name="T5"> una variable su alcance será sólo el del bloque donde se ha declarado mediante </text:span><text:span text:style-name="T23">{ }</text:span><text:span text:style-name="T5">. Ver ejemplo a continuación.</text:span></text:p>
              </text:list-item>
            </text:list>
            <text:p text:style-name="P12"><text:span text:style-name="T5"/></text:p>
          </draw:text-box>
        </draw:frame>
        <presentation:notes draw:style-name="dp2">
          <draw:page-thumbnail draw:name="Google Shape;156;g61aa327e9d_0_17:notes" draw:style-name="gr1" draw:layer="layout" svg:width="16.932cm" svg:height="9.524cm" svg:x="1.059cm" svg:y="1.905cm" draw:page-number="10" presentation:class="page"/>
          <draw:frame draw:name="Google Shape;157;g61aa327e9d_0_17:notes" presentation:style-name="pr1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draw:custom-shape draw:name="Google Shape;165;p23" draw:style-name="gr2" draw:text-style-name="P14" draw:layer="layout" svg:width="12.97cm" svg:height="11.952cm" svg:x="0.847cm" svg:y="0.847cm">
          <text:p text:style-name="P13"><text:span text:style-name="T15">&lt;!</text:span><text:span text:style-name="T7">DOCTYPE</text:span><text:span text:style-name="T8"> </text:span><text:span text:style-name="T10">html</text:span><text:span text:style-name="T15">&gt;</text:span></text:p>
          <text:p text:style-name="P13"><text:span text:style-name="T15">&lt;</text:span><text:span text:style-name="T7">html</text:span><text:span text:style-name="T15">&gt;</text:span></text:p>
          <text:p text:style-name="P13"><text:span text:style-name="T15">&lt;</text:span><text:span text:style-name="T7">head</text:span><text:span text:style-name="T15">&gt;</text:span></text:p>
          <text:p text:style-name="P13"><text:span text:style-name="T8"><text:s/></text:span><text:span text:style-name="T15">&lt;</text:span><text:span text:style-name="T7">script</text:span><text:span text:style-name="T15">&gt;</text:span></text:p>
          <text:p text:style-name="P13"><text:span text:style-name="T8"><text:s text:c="4"/></text:span><text:span text:style-name="T7">var</text:span><text:span text:style-name="T8"> </text:span><text:span text:style-name="T10">x</text:span><text:span text:style-name="T8"> = </text:span><text:span text:style-name="T21">0</text:span><text:span text:style-name="T8"> ; </text:span><text:span text:style-name="T11">// Alcance global</text:span></text:p>
          <text:p text:style-name="P13"><text:span text:style-name="T8"><text:s text:c="4"/></text:span><text:span text:style-name="T7">function</text:span><text:span text:style-name="T8"> </text:span><text:span text:style-name="T9">cambia</text:span><text:span text:style-name="T8"> () { </text:span></text:p>
          <text:p text:style-name="P13"><text:span text:style-name="T8"><text:s text:c="8"/></text:span><text:span text:style-name="T7">var</text:span><text:span text:style-name="T8"> </text:span><text:span text:style-name="T10">x</text:span><text:span text:style-name="T8"> = </text:span><text:span text:style-name="T21">1</text:span><text:span text:style-name="T8">; </text:span><text:span text:style-name="T11">// Alcance local a función</text:span></text:p>
          <text:p text:style-name="P13"><text:span text:style-name="T8"><text:s text:c="4"/></text:span><text:span text:style-name="T8">}</text:span></text:p>
          <text:p text:style-name="P13"><text:span text:style-name="T8"><text:s text:c="4"/></text:span><text:span text:style-name="T9">cambia</text:span><text:span text:style-name="T8"> ();</text:span></text:p>
          <text:p text:style-name="P13"><text:span text:style-name="T8"><text:s text:c="4"/></text:span><text:span text:style-name="T9">alert</text:span><text:span text:style-name="T8"> (</text:span><text:span text:style-name="T20">"Valor de x : "</text:span><text:span text:style-name="T8"> + </text:span><text:span text:style-name="T10">x</text:span><text:span text:style-name="T8"> );</text:span></text:p>
          <text:p text:style-name="P13"><text:span text:style-name="T8"><text:s text:c="4"/></text:span><text:span text:style-name="T8">{</text:span></text:p>
          <text:p text:style-name="P13"><text:span text:style-name="T8"><text:s text:c="8"/></text:span><text:span text:style-name="T7">let</text:span><text:span text:style-name="T8"> </text:span><text:span text:style-name="T10">x</text:span><text:span text:style-name="T8"> = </text:span><text:span text:style-name="T21">3</text:span><text:span text:style-name="T8"> ; </text:span><text:span text:style-name="T11">// Alcance de bloque</text:span></text:p>
          <text:p text:style-name="P13"><text:span text:style-name="T8"><text:s text:c="4"/></text:span><text:span text:style-name="T8">}</text:span></text:p>
          <text:p text:style-name="P13"><text:span text:style-name="T8"><text:s text:c="4"/></text:span><text:span text:style-name="T9">alert</text:span><text:span text:style-name="T8"> (</text:span><text:span text:style-name="T20">"Valor de x : "</text:span><text:span text:style-name="T8"> + </text:span><text:span text:style-name="T10">x</text:span><text:span text:style-name="T8"> );</text:span></text:p>
          <text:p text:style-name="P13"><text:span text:style-name="T8"><text:s text:c="2"/></text:span><text:span text:style-name="T15">&lt;/</text:span><text:span text:style-name="T7">script</text:span><text:span text:style-name="T15">&gt;</text:span></text:p>
          <text:p text:style-name="P13"><text:span text:style-name="T15">&lt;/</text:span><text:span text:style-name="T7">head</text:span><text:span text:style-name="T15">&gt;</text:span></text:p>
          <text:p text:style-name="P13"><text:span text:style-name="T15">&lt;</text:span><text:span text:style-name="T7">body</text:span><text:span text:style-name="T15">&gt;</text:span></text:p>
          <text:p text:style-name="P13"><text:span text:style-name="T15">&lt;/</text:span><text:span text:style-name="T7">body</text:span><text:span text:style-name="T15">&gt;</text:span></text:p>
          <text:p text:style-name="P13"><text:span text:style-name="T15">&lt;/</text:span><text:span text:style-name="T7">html</text:span><text:span text:style-name="T15">&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3" draw:style-name="gr3" draw:text-style-name="P15" draw:layer="layout" svg:width="8.661cm" svg:height="10.03cm" svg:x="15.323cm" svg:y="1.25cm">
          <text:p text:style-name="P1"><text:span text:style-name="T12">Comprobar qué valores de x muestran los mensaj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2;g61bc8e317f_0_3:notes" draw:style-name="gr1" draw:layer="layout" svg:width="16.932cm" svg:height="9.524cm" svg:x="1.059cm" svg:y="1.905cm" draw:page-number="11" presentation:class="page"/>
          <draw:frame draw:name="Google Shape;163;g61bc8e317f_0_3:notes" presentation:style-name="pr15"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TITLE_5f_AND_5f_BODY" presentation:presentation-page-layout-name="AL2T1">
        <draw:frame draw:name="Google Shape;171;p24" presentation:style-name="pr5" draw:text-style-name="P10" draw:layer="layout" svg:width="23.667cm" svg:height="11.589cm" svg:x="0.866cm" svg:y="1.101cm" presentation:class="outline" presentation:user-transformed="true">
          <draw:text-box>
            <text:p text:style-name="P9"><text:span text:style-name="T5">Según las buenas prácticas de programación es aconsejable ( si es posible ) no usar variables globales para evitar cambios por código no deseados. De esta forma nos encontramos con un pequeño problema para dar solución a lo siguiente :</text:span></text:p>
            <text:p text:style-name="P11"><text:span text:style-name="T5">Queremos usar una variable que actúe como un contador definiendo una función. Para solucionarlo usamos una variable global.</text:span></text:p>
            <text:p text:style-name="P12"><text:span text:style-name="T5"/></text:p>
          </draw:text-box>
        </draw:frame>
        <draw:custom-shape draw:name="Google Shape;172;p24" draw:style-name="gr2" draw:text-style-name="P14" draw:layer="layout" svg:width="12.857cm" svg:height="6.465cm" svg:x="4.346cm" svg:y="7.098cm">
          <text:p text:style-name="P13"><text:span text:style-name="T8"><text:s/></text:span><text:span text:style-name="T15">&lt;</text:span><text:span text:style-name="T7">script</text:span><text:span text:style-name="T15">&gt;</text:span></text:p>
          <text:p text:style-name="P13"><text:span text:style-name="T8"><text:s text:c="4"/></text:span><text:span text:style-name="T7">var</text:span><text:span text:style-name="T8"> </text:span><text:span text:style-name="T10">contador</text:span><text:span text:style-name="T8"> = </text:span><text:span text:style-name="T21">0</text:span><text:span text:style-name="T8">;</text:span></text:p>
          <text:p text:style-name="P13"><text:span text:style-name="T8"><text:s text:c="4"/></text:span><text:span text:style-name="T7">function</text:span><text:span text:style-name="T8"> </text:span><text:span text:style-name="T9">incrementa</text:span><text:span text:style-name="T8"> () {</text:span></text:p>
          <text:p text:style-name="P13"><text:span text:style-name="T8"><text:s text:c="8"/></text:span><text:span text:style-name="T11">// Código ....</text:span></text:p>
          <text:p text:style-name="P13"><text:span text:style-name="T8"><text:s text:c="8"/></text:span><text:span text:style-name="T10">contador</text:span><text:span text:style-name="T8">++;</text:span></text:p>
          <text:p text:style-name="P13"><text:span text:style-name="T8"><text:s text:c="4"/></text:span><text:span text:style-name="T8">}</text:span></text:p>
          <text:p text:style-name="P13"><text:span text:style-name="T8"><text:s text:c="4"/></text:span><text:span text:style-name="T9">incrementa</text:span><text:span text:style-name="T8"> ();</text:span></text:p>
          <text:p text:style-name="P13"><text:span text:style-name="T8"><text:s text:c="4"/></text:span><text:span text:style-name="T9">incrementa</text:span><text:span text:style-name="T8"> ();</text:span></text:p>
          <text:p text:style-name="P13"><text:span text:style-name="T8"><text:s text:c="4"/></text:span><text:span text:style-name="T9">alert</text:span><text:span text:style-name="T8"> (</text:span><text:span text:style-name="T20">"Contador = "</text:span><text:span text:style-name="T8"> + </text:span><text:span text:style-name="T10">contador</text:span><text:span text:style-name="T8">); </text:span><text:span text:style-name="T15">// Imprime 2</text:span></text:p>
          <text:p text:style-name="P13"><text:span text:style-name="T8"><text:s text:c="2"/></text:span><text:span text:style-name="T15">&lt;/</text:span><text:span text:style-name="T7">script</text:span><text:span text:style-name="T15">&g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8;g61aa327e9d_0_22:notes" draw:style-name="gr1" draw:layer="layout" svg:width="16.932cm" svg:height="9.524cm" svg:x="1.059cm" svg:y="1.905cm" draw:page-number="12" presentation:class="page"/>
          <draw:frame draw:name="Google Shape;169;g61aa327e9d_0_22:notes" presentation:style-name="pr16"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draw:frame draw:name="Google Shape;177;p25" presentation:style-name="pr5" draw:text-style-name="P10" draw:layer="layout" svg:width="23.667cm" svg:height="11.887cm" svg:x="0.866cm" svg:y="0.622cm" presentation:class="outline" presentation:user-transformed="true">
          <draw:text-box>
            <text:p text:style-name="P9"><text:span text:style-name="T5">Funciona pero no es lo más correcto porque cualquier código puede cambiar el valor de </text:span><text:span text:style-name="T23">contador </text:span><text:span text:style-name="T5">sin llamar a la función. Probamos con variable local :</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Debería de imprimir 2, pero se está haciendo uso de la variable global. Podríamos definir sólo “</text:span><text:span text:style-name="T23">contador” </text:span><text:span text:style-name="T5">local pero se iniciaría a “0” con cada llamada a la función.</text:span></text:p>
            <text:p text:style-name="P12"><text:span text:style-name="T5"/></text:p>
          </draw:text-box>
        </draw:frame>
        <draw:custom-shape draw:name="Google Shape;178;p25" draw:style-name="gr2" draw:text-style-name="P14" draw:layer="layout" svg:width="16.042cm" svg:height="7.589cm" svg:x="5.685cm" svg:y="2.633cm">
          <text:p text:style-name="P13"><text:span text:style-name="T8"><text:s/></text:span><text:span text:style-name="T15">&lt;</text:span><text:span text:style-name="T7">script</text:span><text:span text:style-name="T15">&gt;</text:span></text:p>
          <text:p text:style-name="P13"><text:span text:style-name="T8"><text:s text:c="4"/></text:span><text:span text:style-name="T7">var</text:span><text:span text:style-name="T8"> </text:span><text:span text:style-name="T10">contador</text:span><text:span text:style-name="T8"> = </text:span><text:span text:style-name="T21">0</text:span><text:span text:style-name="T8">;</text:span></text:p>
          <text:p text:style-name="P13"><text:span text:style-name="T8"><text:s text:c="4"/></text:span><text:span text:style-name="T7">function</text:span><text:span text:style-name="T8"> </text:span><text:span text:style-name="T9">incrementa</text:span><text:span text:style-name="T8"> () {</text:span></text:p>
          <text:p text:style-name="P13"><text:span text:style-name="T8"><text:s text:c="8"/></text:span><text:span text:style-name="T11">// Código ....</text:span></text:p>
          <text:p text:style-name="P13"><text:span text:style-name="T8"><text:s text:c="8"/></text:span><text:span text:style-name="T7">var</text:span><text:span text:style-name="T8"> </text:span><text:span text:style-name="T10">contador</text:span><text:span text:style-name="T8"> = </text:span><text:span text:style-name="T21">0</text:span><text:span text:style-name="T8"> </text:span></text:p>
          <text:p text:style-name="P13"><text:span text:style-name="T8"><text:s text:c="8"/></text:span><text:span text:style-name="T10">contador</text:span><text:span text:style-name="T8">++;</text:span></text:p>
          <text:p text:style-name="P13"><text:span text:style-name="T8"><text:s text:c="8"/></text:span><text:span text:style-name="T11">// Otro código ...</text:span></text:p>
          <text:p text:style-name="P13"><text:span text:style-name="T8"><text:s text:c="4"/></text:span><text:span text:style-name="T8">}</text:span></text:p>
          <text:p text:style-name="P13"><text:span text:style-name="T8"><text:s text:c="4"/></text:span><text:span text:style-name="T9">incrementa</text:span><text:span text:style-name="T8"> ();</text:span></text:p>
          <text:p text:style-name="P13"><text:span text:style-name="T8"><text:s text:c="4"/></text:span><text:span text:style-name="T9">incrementa</text:span><text:span text:style-name="T8"> ();</text:span></text:p>
          <text:p text:style-name="P13"><text:span text:style-name="T8"><text:s text:c="4"/></text:span><text:span text:style-name="T9">alert</text:span><text:span text:style-name="T8"> (</text:span><text:span text:style-name="T20">"Contador = "</text:span><text:span text:style-name="T8"> + </text:span><text:span text:style-name="T10">contador</text:span><text:span text:style-name="T8">); </text:span><text:span text:style-name="T11">// Imprime 0 ...</text:span></text:p>
          <text:p text:style-name="P13"><text:span text:style-name="T8"><text:s text:c="2"/></text:span><text:span text:style-name="T15">&lt;/</text:span><text:span text:style-name="T7">script</text:span><text:span text:style-name="T15">&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4;g61aa327e9d_0_31:notes" draw:style-name="gr1" draw:layer="layout" svg:width="16.932cm" svg:height="9.524cm" svg:x="1.059cm" svg:y="1.905cm" draw:page-number="13" presentation:class="page"/>
          <draw:frame draw:name="Google Shape;175;g61aa327e9d_0_31:notes" presentation:style-name="pr17" draw:text-style-name="P4" draw:layer="layout" svg:width="15.239cm" svg:height="11.429cm" svg:x="1.905cm" svg:y="12.065cm" presentation:class="notes" presentation:placeholder="true" presentation:user-transformed="true">
            <draw:text-box/>
          </draw:frame>
        </presentation:notes>
      </draw:page>
      <draw:page draw:name="Función cierre (closure)." draw:style-name="dp3" draw:master-page-name="TITLE_5f_AND_5f_BODY" presentation:presentation-page-layout-name="AL2T1">
        <draw:frame draw:name="Google Shape;183;p26" presentation:style-name="pr4" draw:text-style-name="P5" draw:layer="layout" svg:width="23.667cm" svg:height="1.687cm" svg:x="0.866cm" svg:y="1.139cm" presentation:class="title" presentation:user-transformed="true">
          <draw:text-box>
            <text:p text:style-name="P1"><text:span text:style-name="T13">Función cierre (closure).</text:span></text:p>
          </draw:text-box>
        </draw:frame>
        <draw:frame draw:name="Google Shape;184;p26" presentation:style-name="pr5" draw:text-style-name="P10" draw:layer="layout" svg:width="23.667cm" svg:height="9.274cm" svg:x="0.866cm" svg:y="2.781cm" presentation:class="outline" presentation:user-transformed="true">
          <draw:text-box>
            <text:p text:style-name="P9"><text:span text:style-name="T5">Para dar solución al caso del contador (hasta que estudiemos el uso de variables privadas, encapsulamiento, etc..), JS cuenta con las funciones cierres, una función cierre es aquella que estando anidada dentro de otra, puede alcanzar a las variables definidas en su función superior. </text:span></text:p>
            <text:p text:style-name="P11"><text:span text:style-name="T5">La función cierre es privada a la función superior o externa, sólo se puede acceder a ella desde la función externa. </text:span></text:p>
            <text:p text:style-name="P12"><text:span text:style-name="T5">Por tanto combinando función de autoinvocación, y función cierre podemos obtener una solución al contador consiguiendo que una </text:span><text:span text:style-name="T23">variable</text:span><text:span text:style-name="T5"> sea </text:span><text:span text:style-name="T23">privada</text:span><text:span text:style-name="T5"> , es decir, sólo se puede modificar a través de algún método o función definida y no directamente.</text:span></text:p>
          </draw:text-box>
        </draw:frame>
        <presentation:notes draw:style-name="dp2">
          <draw:page-thumbnail draw:name="Google Shape;180;g61aa327e9d_0_40:notes" draw:style-name="gr1" draw:layer="layout" svg:width="16.932cm" svg:height="9.524cm" svg:x="1.059cm" svg:y="1.905cm" draw:page-number="14" presentation:class="page"/>
          <draw:frame draw:name="Google Shape;181;g61aa327e9d_0_40:notes" presentation:style-name="pr18"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draw:frame draw:name="Google Shape;189;p27" presentation:style-name="pr5" draw:text-style-name="P10" draw:layer="layout" svg:width="23.667cm" svg:height="11.738cm" svg:x="0.866cm" svg:y="0.953cm" presentation:class="outline" presentation:user-transformed="true">
          <draw:text-box>
            <text:p text:style-name="P16"><text:span text:style-name="T5"><text:s/></text:span></text:p>
          </draw:text-box>
        </draw:frame>
        <draw:custom-shape draw:name="Google Shape;190;p27" draw:style-name="gr2" draw:text-style-name="P14" draw:layer="layout" svg:width="14.584cm" svg:height="13.066cm" svg:x="0.635cm" svg:y="0.212cm">
          <text:p text:style-name="P13"><text:span text:style-name="T15">&lt;!</text:span><text:span text:style-name="T7">DOCTYPE</text:span><text:span text:style-name="T8"> </text:span><text:span text:style-name="T10">html</text:span><text:span text:style-name="T15">&gt;</text:span></text:p>
          <text:p text:style-name="P13"><text:span text:style-name="T15">&lt;</text:span><text:span text:style-name="T7">html</text:span><text:span text:style-name="T15">&gt;</text:span></text:p>
          <text:p text:style-name="P13"><text:span text:style-name="T15">&lt;</text:span><text:span text:style-name="T7">head</text:span><text:span text:style-name="T15">&gt;</text:span></text:p>
          <text:p text:style-name="P13"><text:span text:style-name="T8"><text:s/></text:span><text:span text:style-name="T15">&lt;</text:span><text:span text:style-name="T7">script</text:span><text:span text:style-name="T15">&gt;</text:span></text:p>
          <text:p text:style-name="P13"><text:span text:style-name="T8"><text:s text:c="4"/></text:span><text:span text:style-name="T7">var</text:span><text:span text:style-name="T8"> </text:span><text:span text:style-name="T10">incrementa</text:span><text:span text:style-name="T8"> = (</text:span><text:span text:style-name="T7">function</text:span><text:span text:style-name="T8"> () {</text:span></text:p>
          <text:p text:style-name="P13"><text:span text:style-name="T8"><text:s text:c="8"/></text:span><text:span text:style-name="T11">// Código ....</text:span></text:p>
          <text:p text:style-name="P13"><text:span text:style-name="T8"><text:s text:c="8"/></text:span><text:span text:style-name="T7">var</text:span><text:span text:style-name="T8"> </text:span><text:span text:style-name="T10">contador</text:span><text:span text:style-name="T8"> = </text:span><text:span text:style-name="T21">0</text:span><text:span text:style-name="T8"> ;</text:span></text:p>
          <text:p text:style-name="P13"><text:span text:style-name="T8"><text:s text:c="8"/></text:span><text:span text:style-name="T7">var</text:span><text:span text:style-name="T8"> </text:span><text:span text:style-name="T9">fun</text:span><text:span text:style-name="T8">= </text:span><text:span text:style-name="T7">function</text:span><text:span text:style-name="T8"> (){</text:span></text:p>
          <text:p text:style-name="P13"><text:span text:style-name="T8"><text:s text:c="12"/></text:span><text:span text:style-name="T10">contador</text:span><text:span text:style-name="T8">++;</text:span></text:p>
          <text:p text:style-name="P13"><text:span text:style-name="T8"><text:s text:c="12"/></text:span><text:span text:style-name="T24">return</text:span><text:span text:style-name="T8"> </text:span><text:span text:style-name="T10">contador</text:span><text:span text:style-name="T8">;</text:span></text:p>
          <text:p text:style-name="P13"><text:span text:style-name="T8"><text:s text:c="8"/></text:span><text:span text:style-name="T8">}</text:span></text:p>
          <text:p text:style-name="P13"><text:span text:style-name="T8"><text:s text:c="4"/></text:span><text:span text:style-name="T24">return</text:span><text:span text:style-name="T8"> </text:span><text:span text:style-name="T10">fun</text:span><text:span text:style-name="T8">; <text:s/></text:span></text:p>
          <text:p text:style-name="P13"><text:span text:style-name="T8"><text:s text:c="4"/></text:span><text:span text:style-name="T8">})();</text:span></text:p>
          <text:p text:style-name="P13"><text:span text:style-name="T8"><text:s text:c="4"/></text:span><text:span text:style-name="T9">incrementa</text:span><text:span text:style-name="T8">();</text:span></text:p>
          <text:p text:style-name="P13"><text:span text:style-name="T8"><text:s text:c="4"/></text:span><text:span text:style-name="T9">incrementa</text:span><text:span text:style-name="T8">(); </text:span></text:p>
          <text:p text:style-name="P13"><text:span text:style-name="T8"><text:s text:c="4"/></text:span><text:span text:style-name="T9">alert</text:span><text:span text:style-name="T8"> (</text:span><text:span text:style-name="T20">"Contador = "</text:span><text:span text:style-name="T8"> + </text:span><text:span text:style-name="T9">incrementa</text:span><text:span text:style-name="T8">()); </text:span><text:span text:style-name="T11">// Imprime 3 ...</text:span></text:p>
          <text:p text:style-name="P13"><text:span text:style-name="T8"><text:s text:c="2"/></text:span><text:span text:style-name="T15">&lt;/</text:span><text:span text:style-name="T7">script</text:span><text:span text:style-name="T15">&gt;</text:span></text:p>
          <text:p text:style-name="P13"><text:span text:style-name="T15">&lt;/</text:span><text:span text:style-name="T7">head</text:span><text:span text:style-name="T15">&gt;</text:span></text:p>
          <text:p text:style-name="P13"><text:span text:style-name="T15">&lt;</text:span><text:span text:style-name="T7">body</text:span><text:span text:style-name="T15">&gt;</text:span></text:p>
          <text:p text:style-name="P13"><text:span text:style-name="T15">&lt;/</text:span><text:span text:style-name="T7">body</text:span><text:span text:style-name="T15">&gt;</text:span></text:p>
          <text:p text:style-name="P13"><text:span text:style-name="T15">&lt;/</text:span><text:span text:style-name="T7">html</text:span><text:span text:style-name="T15">&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7" draw:style-name="gr3" draw:text-style-name="P15" draw:layer="layout" svg:width="9.992cm" svg:height="11.34cm" svg:x="15.407cm" svg:y="0.714cm">
          <text:p text:style-name="P1"><text:span text:style-name="T12">Explicación :</text:span></text:p>
          <text:p text:style-name="P1"><text:span text:style-name="T12"/></text:p>
          <text:list text:style-name="L11">
            <text:list-item>
              <text:p text:style-name="P1"><text:span text:style-name="T12"><text:s/></text:span><text:span text:style-name="T12">La variable </text:span><text:span text:style-name="T28">incrementa</text:span><text:span text:style-name="T12"> apunta a las variables declaradas en la función principal o externa y a la definición de la función interna retornada por la autoinvocación.</text:span></text:p>
            </text:list-item>
            <text:list-item>
              <text:p text:style-name="P1"><text:span text:style-name="T12">Al finalizar la autoinvocación, <text:s/></text:span><text:span text:style-name="T28">incrementa, </text:span><text:span text:style-name="T12">sólo almacena la expresión definida para la función </text:span><text:span text:style-name="T28">fun</text:span><text:span text:style-name="T12">, pero ha creado un espacio en memoria para </text:span><text:span text:style-name="T28">contador (</text:span><text:span text:style-name="T12">que permanece</text:span><text:span text:style-name="T28">) </text:span><text:span text:style-name="T12">y al que puede acceder </text:span><text:span text:style-name="T28">fun</text:span><text:span text:style-name="T12">.</text:span></text:p>
            </text:list-item>
            <text:list-item>
              <text:p text:style-name="P1"><text:span text:style-name="T12">Si ejecutamos </text:span><text:span text:style-name="T28">incrementa( )</text:span><text:span text:style-name="T12"> , aumentamos en una unidad el contador . Podemos comprobar que sin los paréntesis </text:span><text:span text:style-name="T28">incrementa </text:span><text:span text:style-name="T12">nos devuelve la función en sí (expresió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61aa327e9d_0_45:notes" draw:style-name="gr1" draw:layer="layout" svg:width="16.932cm" svg:height="9.524cm" svg:x="1.059cm" svg:y="1.905cm" draw:page-number="15" presentation:class="page"/>
          <draw:frame draw:name="Google Shape;187;g61aa327e9d_0_45:notes" presentation:style-name="pr19" draw:text-style-name="P4" draw:layer="layout" svg:width="15.239cm" svg:height="11.429cm" svg:x="1.905cm" svg:y="12.065cm" presentation:class="notes" presentation:placeholder="true" presentation:user-transformed="true">
            <draw:text-box/>
          </draw:frame>
        </presentation:notes>
      </draw:page>
      <draw:page draw:name="Bibliografía" draw:style-name="dp3" draw:master-page-name="TITLE_5f_AND_5f_BODY" presentation:presentation-page-layout-name="AL2T1">
        <draw:frame draw:name="Google Shape;196;p28" presentation:style-name="pr4" draw:text-style-name="P5" draw:layer="layout" svg:width="23.667cm" svg:height="1.687cm" svg:x="0.866cm" svg:y="1.139cm" presentation:class="title" presentation:user-transformed="true">
          <draw:text-box>
            <text:p text:style-name="P1"><text:span text:style-name="T4">Bibliografía</text:span></text:p>
          </draw:text-box>
        </draw:frame>
        <draw:frame draw:name="Google Shape;197;p28" presentation:style-name="pr5" draw:text-style-name="P10" draw:layer="layout" svg:width="23.667cm" svg:height="9.274cm" svg:x="0.866cm" svg:y="3.416cm" presentation:class="outline" presentation:user-transformed="true">
          <draw:text-box>
            <text:list text:style-name="L4">
              <text:list-item>
                <text:p text:style-name="P6"><text:span text:style-name="T29"><text:a xlink:href="https://uniwebsidad.com/libros/javascript/capitulo-4/funciones" xlink:type="simple">LibrosWeb  </text:a></text:span></text:p>
              </text:list-item>
              <text:list-item>
                <text:p text:style-name="P6"><text:span text:style-name="T29"><text:a xlink:href="https://www.w3schools.com/js/js_function_definition.asp" xlink:type="simple">W3Schools</text:a></text:span></text:p>
              </text:list-item>
              <text:list-item>
                <text:p text:style-name="P6"><text:span text:style-name="T29"><text:a xlink:href="https://developer.mozilla.org/es/docs/Web/JavaScript/Guide/Funciones" xlink:type="simple">Developer Mozilla Docs</text:a></text:span></text:p>
              </text:list-item>
            </text:list>
          </draw:text-box>
        </draw:frame>
        <presentation:notes draw:style-name="dp2">
          <draw:page-thumbnail draw:name="Google Shape;193;g60437a1184_0_67:notes" draw:style-name="gr1" draw:layer="layout" svg:width="16.932cm" svg:height="9.524cm" svg:x="1.059cm" svg:y="1.905cm" draw:page-number="16" presentation:class="page"/>
          <draw:frame draw:name="Google Shape;194;g60437a1184_0_67:notes" presentation:style-name="pr2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3FF00000300722169B9A6BC169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0629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3369"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06292"/>
      <style:paragraph-properties fo:text-align="start" style:font-independent-line-spacing="true"/>
      <style:text-properties fo:font-size="14pt"/>
    </style:style>
    <style:style style:name="MP11" style:family="paragraph">
      <loext:graphic-properties draw:fill="solid" draw:fill-color="#d23369"/>
      <style:paragraph-properties fo:text-align="start" style:font-independent-line-spacing="true"/>
      <style:text-properties fo:font-size="14pt"/>
    </style:style>
    <style:style style:name="MP12" style:family="paragraph">
      <loext:graphic-properties draw:fill="solid" draw:fill-color="#9c254d"/>
      <style:paragraph-properties fo:text-align="start" style:font-independent-line-spacing="true"/>
      <style:text-properties fo:font-size="14pt"/>
    </style:style>
    <style:style style:name="MP13" style:family="paragraph">
      <loext:graphic-properties draw:fill="solid" draw:fill-color="#2a3990"/>
      <style:paragraph-properties fo:text-align="start" style:font-independent-line-spacing="true"/>
      <style:text-properties fo:font-size="14pt"/>
    </style:style>
    <style:style style:name="M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cfe2f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2.819cm" svg:height="2.819cm" svg:x="22.58cm" svg:y="0cm">
          <text:p text:style-name="M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19cm" svg:x="19.758cm" svg:y="0cm">
          <text:p text:style-name="MP14"/>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19cm" draw:transform="rotate (-3.14159265358979) translate (22.578cm 2.82cm)">
          <text:p text:style-name="MP14"/>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19cm" draw:transform="rotate (-3.14159265358979) translate (19.76cm 2.82cm)">
          <text:p text:style-name="MP14"/>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19cm" draw:transform="rotate (-3.14159265358979) translate (25.4cm 5.64cm)">
          <text:p text:style-name="MP14"/>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1"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29;p4">
        <draw:custom-shape draw:name="Google Shape;30;p4" draw:style-name="Mgr6" draw:text-style-name="MP10" draw:layer="layout" svg:width="2.747cm" svg:height="1.087cm" svg:x="22.653cm" svg:y="12.5cm">
          <text:p text:style-name="MP14"/>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1;p4" draw:style-name="Mgr6" draw:text-style-name="MP10" draw:layer="layout" svg:width="2.747cm" svg:height="1.087cm" svg:x="17.168cm" svg:y="12.5cm">
          <text:p text:style-name="MP14"/>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7" draw:text-style-name="MP11" draw:layer="layout" svg:width="2.747cm" svg:height="1.087cm" svg:x="19.917cm" svg:y="12.5cm">
          <text:p text:style-name="M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4" draw:style-name="Mgr8" draw:text-style-name="MP12" draw:layer="layout" svg:width="2.747cm" svg:height="1.092cm" draw:transform="rotate (-3.14159265358979) translate (25.4cm 13.588cm)">
          <text:p text:style-name="MP14"/>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p4" draw:style-name="Mgr9" draw:text-style-name="MP13" draw:layer="layout" svg:width="25.399cm" svg:height="0.699cm" svg:x="0cm" svg:y="13.588cm">
          <text:p text:style-name="M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4" presentation:style-name="TITLE_5f_AND_5f_BODY-title" draw:layer="backgroundobjects" svg:width="23.667cm" svg:height="1.687cm" svg:x="0.866cm" svg:y="1.139cm" presentation:class="title" presentation:placeholder="true" presentation:user-transformed="true">
        <draw:text-box/>
      </draw:frame>
      <draw:frame draw:name="Google Shape;36;p4" presentation:style-name="TITLE_5f_AND_5f_BODY-outline1" draw:layer="backgroundobjects" svg:width="23.667cm" svg:height="9.274cm" svg:x="0.866cm" svg:y="3.416cm" presentation:class="outline" presentation:placeholder="true" presentation:user-transformed="true">
        <draw:text-box/>
      </draw:frame>
      <draw:frame draw:name="Google Shape;37;p4" presentation:style-name="Mpr4"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custom-shape draw:name="Google Shape;38;p4" draw:style-name="Mgr10" draw:text-style-name="MP15" draw:layer="backgroundobjects" svg:width="10.112cm" svg:height="0.668cm" svg:x="0.471cm" svg:y="13.407cm">
        <text:p text:style-name="MP14"><text:span text:style-name="MT2">Profesor: Juan J. Gall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5"/>
    <meta:generator>LibreOfficeDev/6.0.5.2$Linux_X86_64 LibreOffice_project/</meta:generator>
  </office:meta>
</office:document-meta>
</file>